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center" draw:textarea-vertical-align="middle"/>
    </style:style>
    <style:style style:name="gr2" style:family="graphic" style:parent-style-name="standard">
      <style:graphic-properties draw:fill="solid" draw:fill-color="#000080" draw:textarea-horizontal-align="center" draw:textarea-vertical-align="middle"/>
    </style:style>
    <style:style style:name="gr3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4cm" svg:height="0.198cm" svg:x="0cm" svg:y="0cm">
          <text:p/>
        </draw:rect>
        <draw:rect draw:style-name="gr1" draw:text-style-name="P1" draw:layer="layout" svg:width="4cm" svg:height="0.198cm" svg:x="0cm" svg:y="0.4cm">
          <text:p/>
        </draw:rect>
        <draw:rect draw:style-name="gr1" draw:text-style-name="P1" draw:layer="layout" svg:width="4cm" svg:height="0.198cm" svg:x="0cm" svg:y="0.8cm">
          <text:p/>
        </draw:rect>
        <draw:rect draw:style-name="gr1" draw:text-style-name="P1" draw:layer="layout" svg:width="4cm" svg:height="0.198cm" svg:x="0cm" svg:y="1.2cm">
          <text:p/>
        </draw:rect>
        <draw:rect draw:style-name="gr1" draw:text-style-name="P1" draw:layer="layout" svg:width="4cm" svg:height="0.198cm" svg:x="0cm" svg:y="1.6cm">
          <text:p/>
        </draw:rect>
        <draw:rect draw:style-name="gr1" draw:text-style-name="P1" draw:layer="layout" svg:width="4cm" svg:height="0.198cm" svg:x="0cm" svg:y="2cm">
          <text:p/>
        </draw:rect>
        <draw:rect draw:style-name="gr1" draw:text-style-name="P1" draw:layer="layout" svg:width="4cm" svg:height="0.198cm" svg:x="0cm" svg:y="2.4cm">
          <text:p/>
        </draw:rect>
        <draw:rect draw:style-name="gr1" draw:text-style-name="P1" draw:layer="layout" svg:width="4cm" svg:height="0.198cm" svg:x="0cm" svg:y="2.8cm">
          <text:p/>
        </draw:rect>
        <draw:rect draw:style-name="gr2" draw:text-style-name="P1" draw:layer="layout" svg:width="1.774cm" svg:height="1.404cm" svg:x="0cm" svg:y="0cm">
          <text:p/>
        </draw:rect>
        <draw:custom-shape draw:style-name="gr3" draw:text-style-name="P1" draw:layer="layout" svg:width="0.204cm" svg:height="0.177cm" svg:x="0.042cm" svg:y="0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342cm" svg:y="0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642cm" svg:y="0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942cm" svg:y="0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1.242cm" svg:y="0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1.542cm" svg:y="0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042cm" svg:y="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342cm" svg:y="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642cm" svg:y="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942cm" svg:y="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1.242cm" svg:y="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1.542cm" svg:y="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042cm" svg:y="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342cm" svg:y="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642cm" svg:y="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942cm" svg:y="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1.242cm" svg:y="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1.542cm" svg:y="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042cm" svg:y="0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342cm" svg:y="0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642cm" svg:y="0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942cm" svg:y="0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1.242cm" svg:y="0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1.542cm" svg:y="0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042cm" svg:y="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342cm" svg:y="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642cm" svg:y="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0.942cm" svg:y="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1.242cm" svg:y="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204cm" svg:height="0.177cm" svg:x="1.542cm" svg:y="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Korneffel</meta:initial-creator>
    <meta:creation-date>2010-05-10T22:43:21.65</meta:creation-date>
    <dc:date>2010-05-10T22:49:58.18</dc:date>
    <dc:creator>Martin Korneffel</dc:creator>
    <meta:editing-duration>PT00H06M38S</meta:editing-duration>
    <meta:editing-cycles>1</meta:editing-cycles>
    <meta:document-statistic meta:object-count="39"/>
    <meta:generator>OpenOffice.org/3.2$Win32 OpenOffice.org_project/320m12$Build-9483</meta:generator>
  </office:meta>
</office:document-meta>
</file>